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53in" fo:margin-left="-0.541in" table:align="left"/>
    </style:style>
    <style:style style:name="Table1.A" style:family="table-column">
      <style:table-column-properties style:column-width="1.3257in"/>
    </style:style>
    <style:style style:name="Table1.B" style:family="table-column">
      <style:table-column-properties style:column-width="2.0361in"/>
    </style:style>
    <style:style style:name="Table1.C" style:family="table-column">
      <style:table-column-properties style:column-width="4.403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<text:span text:style-name="Strong_20_Emphasis"><text:span text:style-name="T1">Package</text:span></text:span></text:p>
            </table:table-cell>
            <table:table-cell table:style-name="Table1.A1" office:value-type="string">
              <text:p text:style-name="P5"><text:span text:style-name="Strong_20_Emphasis"><text:span text:style-name="T1">Key Classes</text:span></text:span></text:p>
            </table:table-cell>
            <table:table-cell table:style-name="Table1.A1" office:value-type="string">
              <text:p text:style-name="P5"><text:span text:style-name="Strong_20_Emphasis"><text:span text:style-name="T1">OOP / Design Principles Used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Strong_20_Emphasis"><text:span text:style-name="T1">model</text:span></text:span></text:p>
          </table:table-cell>
          <table:table-cell table:style-name="Table1.A1" office:value-type="string">
            <text:p text:style-name="P4">User, Identity, Freelancer, Chef, Item, Food, Tool, Inventory, Skill</text:p>
          </table:table-cell>
          <table:table-cell table:style-name="Table1.A1" office:value-type="string">
            <text:p text:style-name="P3"><text:span text:style-name="T1">- </text:span><text:span text:style-name="Strong_20_Emphasis"><text:span text:style-name="T1">Abstraction:</text:span></text:span><text:span text:style-name="T1"> abstract classes- </text:span><text:span text:style-name="Strong_20_Emphasis"><text:span text:style-name="T1">Inheritance:</text:span></text:span><text:span text:style-name="T1"> Freelancer/Chef extend Identity- </text:span><text:span text:style-name="Strong_20_Emphasis"><text:span text:style-name="T1">Polymorphism:</text:span></text:span><text:span text:style-name="T1"> work() method overridden- </text:span><text:span text:style-name="Strong_20_Emphasis"><text:span text:style-name="T1">Composition:</text:span></text:span><text:span text:style-name="T1"> User has Identity, Inventory, Skill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controller</text:span></text:span></text:p>
          </table:table-cell>
          <table:table-cell table:style-name="Table1.A1" office:value-type="string">
            <text:p text:style-name="P4">GameController, UserController, RoutineController</text:p>
          </table:table-cell>
          <table:table-cell table:style-name="Table1.A1" office:value-type="string">
            <text:p text:style-name="P3"><text:span text:style-name="T1">- </text:span><text:span text:style-name="Strong_20_Emphasis"><text:span text:style-name="T1">Encapsulation:</text:span></text:span><text:span text:style-name="T1"> private fields, public methods- </text:span><text:span text:style-name="Strong_20_Emphasis"><text:span text:style-name="T1">Controller responsibility:</text:span></text:span><text:span text:style-name="T1"> updates model &amp; interacts with view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services</text:span></text:span></text:p>
          </table:table-cell>
          <table:table-cell table:style-name="Table1.A1" office:value-type="string">
            <text:p text:style-name="P4">MarketService, JobService, FoodService, EventService</text:p>
          </table:table-cell>
          <table:table-cell table:style-name="Table1.A1" office:value-type="string">
            <text:p text:style-name="P3"><text:span text:style-name="T1">- </text:span><text:span text:style-name="Strong_20_Emphasis"><text:span text:style-name="T1">Single Responsibility Principle:</text:span></text:span><text:span text:style-name="T1"> each service handles one domain- </text:span><text:span text:style-name="Strong_20_Emphasis"><text:span text:style-name="T1">Loose Coupling:</text:span></text:span><text:span text:style-name="T1"> services interface with model and controller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view</text:span></text:span></text:p>
          </table:table-cell>
          <table:table-cell table:style-name="Table1.A1" office:value-type="string">
            <text:p text:style-name="P4">MainFrame, LoginPanel, GamePanel, ShopPanel</text:p>
          </table:table-cell>
          <table:table-cell table:style-name="Table1.A1" office:value-type="string">
            <text:p text:style-name="P3"><text:span text:style-name="T1">- </text:span><text:span text:style-name="Strong_20_Emphasis"><text:span text:style-name="T1">Java Swing GUI:</text:span></text:span><text:span text:style-name="T1"> JFrame, JPanel, JTable, JButton, JTextField- </text:span><text:span text:style-name="Strong_20_Emphasis"><text:span text:style-name="T1">Separation of Concerns:</text:span></text:span><text:span text:style-name="T1"> dedicated panels for each view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utils</text:span></text:span></text:p>
          </table:table-cell>
          <table:table-cell table:style-name="Table1.A1" office:value-type="string">
            <text:p text:style-name="P4">Timer, GameSaver, RandomUtil</text:p>
          </table:table-cell>
          <table:table-cell table:style-name="Table1.A1" office:value-type="string">
            <text:p text:style-name="P4">- Utility classes for reusable functionality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main</text:span></text:span></text:p>
          </table:table-cell>
          <table:table-cell table:style-name="Table1.A1" office:value-type="string">
            <text:p text:style-name="P4">Main, GameLauncher</text:p>
          </table:table-cell>
          <table:table-cell table:style-name="Table1.A1" office:value-type="string">
            <text:p text:style-name="P4">- Application entry point: Main launches Swing app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4:54:49.143793922</meta:creation-date>
    <dc:date>2025-09-15T15:18:44.004155562</dc:date>
    <meta:editing-duration>PT13M14S</meta:editing-duration>
    <meta:editing-cycles>1</meta:editing-cycles>
    <meta:document-statistic meta:table-count="1" meta:image-count="0" meta:object-count="0" meta:page-count="1" meta:paragraph-count="21" meta:word-count="119" meta:character-count="957" meta:non-whitespace-character-count="859"/>
    <meta:generator>LibreOffice/24.2.7.2$Linux_X86_64 LibreOffice_project/420$Build-2</meta:generator>
  </office:meta>
</office:document-meta>
</file>